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rsid="001d0ce7" officeooo:paragraph-rsid="00271445"/>
    </style:style>
    <style:style style:name="P1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3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1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15" style:family="paragraph" style:parent-style-name="Table_20_Contents">
      <style:text-properties officeooo:rsid="00299b18" officeooo:paragraph-rsid="00299b18"/>
    </style:style>
    <style:style style:name="P16" style:family="paragraph" style:parent-style-name="Table_20_Contents">
      <style:paragraph-properties>
        <style:tab-stops>
          <style:tab-stop style:position="2.0417in"/>
        </style:tab-stops>
      </style:paragraph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9">"Dragon" - If damage: Take one Chi token from from target pool and place in your pool.</text:p>
            <text:p text:style-name="P9"/>
            <text:p text:style-name="P1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8">"Monkey" - If damage: Take a card randomly and add it to your hand.</text:p>
            <text:p text:style-name="P8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"Serpent" - If damage: Take 1 Health token from target and add it to your pool.</text:p>
            <text:p text:style-name="P10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"Phoenix" - Chi: Regain 2 Health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9">"Dragon" - If damage: Take one Chi token from from target pool and place in your pool.</text:p>
            <text:p text:style-name="P9"/>
            <text:p text:style-name="P1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8">"Monkey" - If damage: Take a card randomly and add it to your hand.</text:p>
            <text:p text:style-name="P8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"Serpent" - If damage: Take 1 Health token from target and add it to your pool.</text:p>
            <text:p text:style-name="P10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>"Phoenix" - Chi: Regain 2 Health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22:47.059000000</dc:date>
    <meta:editing-duration>PT8M58S</meta:editing-duration>
    <meta:editing-cycles>6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106" meta:character-count="530" meta:non-whitespace-character-count="430"/>
  </office:meta>
</office:document-meta>
</file>